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o1" style:family="table-column">
      <style:table-column-properties fo:break-before="auto" style:column-width="1.86266666666667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anpham" table:style-name="ta1">
        <table:table-column table:style-name="co1" table:number-columns-repeated="16384" table:default-cell-style-name="ce1"/>
        <table:table-row table:style-name="ro1">
          <table:table-cell office:value-type="string" table:style-name="ce1">
            <text:p>ten_sp</text:p>
          </table:table-cell>
          <table:table-cell office:value-type="string" table:style-name="ce1">
            <text:p>don_gia</text:p>
          </table:table-cell>
          <table:table-cell office:value-type="string" table:style-name="ce1">
            <text:p>hinh_anh</text:p>
          </table:table-cell>
          <table:table-cell office:value-type="string" table:style-name="ce1">
            <text:p>noi_dung</text:p>
          </table:table-cell>
          <table:table-cell office:value-type="string" table:style-name="ce1">
            <text:p>manHinh</text:p>
          </table:table-cell>
          <table:table-cell office:value-type="string" table:style-name="ce1">
            <text:p>cpu</text:p>
          </table:table-cell>
          <table:table-cell office:value-type="string" table:style-name="ce1">
            <text:p>ram</text:p>
          </table:table-cell>
          <table:table-cell office:value-type="string" table:style-name="ce1">
            <text:p>card</text:p>
          </table:table-cell>
          <table:table-cell office:value-type="string" table:style-name="ce1">
            <text:p>oCung</text:p>
          </table:table-cell>
          <table:table-cell office:value-type="string" table:style-name="ce1">
            <text:p>pin</text:p>
          </table:table-cell>
          <table:table-cell office:value-type="string" table:style-name="ce1">
            <text:p>id_the_loai</text:p>
          </table:table-cell>
          <table:table-cell office:value-type="string" table:style-name="ce1">
            <text:p>id_nha_cc</text:p>
          </table:table-cell>
          <table:table-cell office:value-type="string" table:style-name="ce1">
            <text:p>so_luong</text:p>
          </table:table-cell>
          <table:table-cell office:value-type="string" table:style-name="ce1">
            <text:p>sl_da_ban</text:p>
          </table:table-cell>
          <table:table-cell office:value-type="string" table:style-name="ce1">
            <text:p>ngay_tao</text:p>
          </table:table-cell>
          <table:table-cell office:value-type="string" table:style-name="ce1">
            <text:p>ngay_sua</text:p>
          </table:table-cell>
          <table:table-cell office:value-type="string" table:style-name="ce1">
            <text:p>trangthai</text:p>
          </table:table-cell>
          <table:table-cell table:number-columns-repeated="16367"/>
        </table:table-row>
        <table:table-row table:style-name="ro1">
          <table:table-cell office:value-type="string" table:style-name="ce1">
            <text:p>MacBook Pro 16 M1 Max 2021/32 core-GPU</text:p>
          </table:table-cell>
          <table:table-cell office:value-type="string" table:style-name="ce1">
            <text:p>90990000.0</text:p>
          </table:table-cell>
          <table:table-cell office:value-type="string" table:style-name="ce1">
            <text:p>https://cdn.tgdd.vn/Products/Images/44/253582/apple-macbook-pro-16-m1-max-2021-600x600.jpg</text:p>
          </table:table-cell>
          <table:table-cell office:value-type="string" table:style-name="ce1">
            <text:p>Bộ vi xử lý Apple M1 8-core cho hiệu năng mạnh mẽ, mượt mà. Màn hình Retina 13 inch hiển thị hình ảnh sắc nét chân thực. Thời lượng pin vượt trội, lướt web liên tục 15 giờ, xem video 18 giờ. GPU tích hợp mạnh mẽ, xử lý mượt mà các phần mềm đồ họa. Touch ID thay thế thao tác nhập mật khẩu chỉ bằng một cú chạm. Trải nghiệm gõ phím tốt nhất với bàn phím Magic Keyboard. Bộ tản nhiệt với những lá nhôm tản nhiệt tốt, hoạt động êm ái</text:p>
          </table:table-cell>
          <table:table-cell office:value-type="string" table:style-name="ce1">
            <text:p><text:s/>16.2 inch, 120Hz<text:s/></text:p>
          </table:table-cell>
          <table:table-cell office:value-type="string" table:style-name="ce1">
            <text:p>Apple M1 Max, 400GB/s memory bandwidth</text:p>
          </table:table-cell>
          <table:table-cell office:value-type="string" table:style-name="ce1">
            <text:p>RAM 32 GB</text:p>
          </table:table-cell>
          <table:table-cell office:value-type="string" table:style-name="ce1">
            <text:p>32 core-GPU</text:p>
          </table:table-cell>
          <table:table-cell office:value-type="string" table:style-name="ce1">
            <text:p>SSD 1 TB</text:p>
          </table:table-cell>
          <table:table-cell office:value-type="string" table:style-name="ce1">
            <text:p>Khoảng 10 tiếng</text:p>
          </table:table-cell>
          <table:table-cell office:value-type="float" office:value="2" table:style-name="ce1">
            <text:p>2</text:p>
          </table:table-cell>
          <table:table-cell office:value-type="float" office:value="27" table:formula="of:=RANDBETWEEN(20;38)" table:style-name="ce1">
            <text:p>27</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Pro 16 inch M1 Pro 2021</text:p>
          </table:table-cell>
          <table:table-cell office:value-type="string" table:style-name="ce1">
            <text:p>69990000.0</text:p>
          </table:table-cell>
          <table:table-cell office:value-type="string" table:style-name="ce1">
            <text:p>https://cdn.tgdd.vn/Products/Images/44/253706/apple-macbook-pro-16-m1-pro-2021-10-core-cpu-600x600.jpg</text:p>
          </table:table-cell>
          <table:table-cell office:value-type="string" table:style-name="ce1">
            <text:p>Bộ vi xử lý Apple M1 8-core cho hiệu năng mạnh mẽ, mượt mà. Màn hình Retina 13 inch hiển thị hình ảnh sắc nét chân thực. Thời lượng pin vượt trội, lướt web liên tục 15 giờ, xem video 18 giờ. GPU tích hợp mạnh mẽ, xử lý mượt mà các phần mềm đồ họa. Touch ID thay thế thao tác nhập mật khẩu chỉ bằng một cú chạm. Trải nghiệm gõ phím tốt nhất với bàn phím Magic Keyboard. Bộ tản nhiệt với những lá nhôm tản nhiệt tốt, hoạt động êm ái</text:p>
          </table:table-cell>
          <table:table-cell office:value-type="string" table:style-name="ce1">
            <text:p><text:s/>16.2 inch, 120Hz<text:s/></text:p>
          </table:table-cell>
          <table:table-cell office:value-type="string" table:style-name="ce1">
            <text:p>Apple M1 Pro, 200GB/s memory bandwidth</text:p>
          </table:table-cell>
          <table:table-cell office:value-type="string" table:style-name="ce1">
            <text:p>RAM 16 GB</text:p>
          </table:table-cell>
          <table:table-cell office:value-type="string" table:style-name="ce1">
            <text:p>16 core-GPU</text:p>
          </table:table-cell>
          <table:table-cell office:value-type="string" table:style-name="ce1">
            <text:p>SSD 1 TB</text:p>
          </table:table-cell>
          <table:table-cell office:value-type="string" table:style-name="ce1">
            <text:p>Khoảng 10 tiếng</text:p>
          </table:table-cell>
          <table:table-cell office:value-type="float" office:value="2" table:style-name="ce1">
            <text:p>2</text:p>
          </table:table-cell>
          <table:table-cell office:value-type="float" office:value="33" table:formula="of:=RANDBETWEEN(20;38)" table:style-name="ce1">
            <text:p>33</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Pro 16 M1 Pro 2021/16 core-GPU</text:p>
          </table:table-cell>
          <table:table-cell office:value-type="string" table:style-name="ce1">
            <text:p>64990000.0</text:p>
          </table:table-cell>
          <table:table-cell office:value-type="string" table:style-name="ce1">
            <text:p>https://cdn.tgdd.vn/Products/Images/44/253636/apple-macbook-pro-16-m1-pro-2021-10-core-cpu-600x600.jpg</text:p>
          </table:table-cell>
          <table:table-cell office:value-type="string" table:style-name="ce1">
            <text:p>Bộ vi xử lý Apple M1 8-core cho hiệu năng mạnh mẽ, mượt mà. Màn hình Retina 13 inch hiển thị hình ảnh sắc nét chân thực. Thời lượng pin vượt trội, lướt web liên tục 15 giờ, xem video 18 giờ. GPU tích hợp mạnh mẽ, xử lý mượt mà các phần mềm đồ họa. Touch ID thay thế thao tác nhập mật khẩu chỉ bằng một cú chạm. Trải nghiệm gõ phím tốt nhất với bàn phím Magic Keyboard. Bộ tản nhiệt với những lá nhôm tản nhiệt tốt, hoạt động êm ái</text:p>
          </table:table-cell>
          <table:table-cell office:value-type="string" table:style-name="ce1">
            <text:p><text:s/>16.2 inch, 120Hz<text:s/></text:p>
          </table:table-cell>
          <table:table-cell office:value-type="string" table:style-name="ce1">
            <text:p>Apple M1 Pro, 200GB/s memory bandwidth</text:p>
          </table:table-cell>
          <table:table-cell office:value-type="string" table:style-name="ce1">
            <text:p>RAM 16 GB</text:p>
          </table:table-cell>
          <table:table-cell office:value-type="string" table:style-name="ce1">
            <text:p>16 core-GPU</text:p>
          </table:table-cell>
          <table:table-cell office:value-type="string" table:style-name="ce1">
            <text:p>SSD 512 GB</text:p>
          </table:table-cell>
          <table:table-cell office:value-type="string" table:style-name="ce1">
            <text:p>Khoảng 10 tiếng</text:p>
          </table:table-cell>
          <table:table-cell office:value-type="float" office:value="2" table:style-name="ce1">
            <text:p>2</text:p>
          </table:table-cell>
          <table:table-cell office:value-type="float" office:value="31" table:formula="of:=RANDBETWEEN(20;38)" table:style-name="ce1">
            <text:p>3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Pro 14 M1 Pro 2021/16-core GPU</text:p>
          </table:table-cell>
          <table:table-cell office:value-type="string" table:style-name="ce1">
            <text:p>64990000.0</text:p>
          </table:table-cell>
          <table:table-cell office:value-type="string" table:style-name="ce1">
            <text:p>https://cdn.tgdd.vn/Products/Images/44/253703/apple-macbook-pro-14-m1-pro-2021-10-core-cpu-1-1-600x600.jpg</text:p>
          </table:table-cell>
          <table:table-cell office:value-type="string" table:style-name="ce1">
            <text:p>Bộ vi xử lý Apple M1 8-core cho hiệu năng mạnh mẽ, mượt mà. Màn hình Retina 13 inch hiển thị hình ảnh sắc nét chân thực. Thời lượng pin vượt trội, lướt web liên tục 15 giờ, xem video 18 giờ. GPU tích hợp mạnh mẽ, xử lý mượt mà các phần mềm đồ họa. Touch ID thay thế thao tác nhập mật khẩu chỉ bằng một cú chạm. Trải nghiệm gõ phím tốt nhất với bàn phím Magic Keyboard. Bộ tản nhiệt với những lá nhôm tản nhiệt tốt, hoạt động êm ái</text:p>
          </table:table-cell>
          <table:table-cell office:value-type="string" table:style-name="ce1">
            <text:p><text:s/>14.2 inch, 120Hz<text:s/></text:p>
          </table:table-cell>
          <table:table-cell office:value-type="string" table:style-name="ce1">
            <text:p>Apple M1 Pro, 200GB/s memory bandwidth</text:p>
          </table:table-cell>
          <table:table-cell office:value-type="string" table:style-name="ce1">
            <text:p>RAM 16 GB</text:p>
          </table:table-cell>
          <table:table-cell office:value-type="string" table:style-name="ce1">
            <text:p>16 core-GPU</text:p>
          </table:table-cell>
          <table:table-cell office:value-type="string" table:style-name="ce1">
            <text:p>SSD 1 TB</text:p>
          </table:table-cell>
          <table:table-cell office:value-type="string" table:style-name="ce1">
            <text:p>Khoảng 10 tiếng</text:p>
          </table:table-cell>
          <table:table-cell office:value-type="float" office:value="2" table:style-name="ce1">
            <text:p>2</text:p>
          </table:table-cell>
          <table:table-cell office:value-type="float" office:value="29" table:formula="of:=RANDBETWEEN(20;38)" table:style-name="ce1">
            <text:p>29</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Pro 14 M1 Pro 2021/14 core-GPU</text:p>
          </table:table-cell>
          <table:table-cell office:value-type="string" table:style-name="ce1">
            <text:p>52990000.0</text:p>
          </table:table-cell>
          <table:table-cell office:value-type="string" table:style-name="ce1">
            <text:p>https://cdn.tgdd.vn/Products/Images/44/253581/apple-macbook-pro-14-m1-pro-2021-600x600.jpg</text:p>
          </table:table-cell>
          <table:table-cell office:value-type="string" table:style-name="ce1">
            <text:p>Bộ vi xử lý Apple M1 8-core cho hiệu năng mạnh mẽ, mượt mà. Màn hình Retina 13 inch hiển thị hình ảnh sắc nét chân thực. Thời lượng pin vượt trội, lướt web liên tục 15 giờ, xem video 18 giờ. GPU tích hợp mạnh mẽ, xử lý mượt mà các phần mềm đồ họa. Touch ID thay thế thao tác nhập mật khẩu chỉ bằng một cú chạm. Trải nghiệm gõ phím tốt nhất với bàn phím Magic Keyboard. Bộ tản nhiệt với những lá nhôm tản nhiệt tốt, hoạt động êm ái</text:p>
          </table:table-cell>
          <table:table-cell office:value-type="string" table:style-name="ce1">
            <text:p><text:s/>14.2 inch<text:s/></text:p>
          </table:table-cell>
          <table:table-cell office:value-type="string" table:style-name="ce1">
            <text:p>Apple M1 Pro, 200GB/s memory bandwidth</text:p>
          </table:table-cell>
          <table:table-cell office:value-type="string" table:style-name="ce1">
            <text:p>RAM 16 GB</text:p>
          </table:table-cell>
          <table:table-cell office:value-type="string" table:style-name="ce1">
            <text:p>14 core-GPU</text:p>
          </table:table-cell>
          <table:table-cell office:value-type="string" table:style-name="ce1">
            <text:p>SSD 512 GB</text:p>
          </table:table-cell>
          <table:table-cell office:value-type="string" table:style-name="ce1">
            <text:p>Khoảng 10 tiếng</text:p>
          </table:table-cell>
          <table:table-cell office:value-type="float" office:value="2" table:style-name="ce1">
            <text:p>2</text:p>
          </table:table-cell>
          <table:table-cell office:value-type="float" office:value="25" table:formula="of:=RANDBETWEEN(20;38)" table:style-name="ce1">
            <text:p>25</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Pro M1 2020</text:p>
          </table:table-cell>
          <table:table-cell office:value-type="string" table:style-name="ce1">
            <text:p>52990000.0</text:p>
          </table:table-cell>
          <table:table-cell office:value-type="string" table:style-name="ce1">
            <text:p>https://cdn.tgdd.vn/Products/Images/44/236131/apple-macbook-pro-m1-2020-z11c000cj-600x600.jpg</text:p>
          </table:table-cell>
          <table:table-cell office:value-type="string" table:style-name="ce1">
            <text:p>Bộ vi xử lý Apple M1 8-core cho hiệu năng mạnh mẽ, mượt mà. Màn hình Retina 13 inch hiển thị hình ảnh sắc nét chân thực. Thời lượng pin vượt trội, lướt web liên tục 15 giờ, xem video 18 giờ. GPU tích hợp mạnh mẽ, xử lý mượt mà các phần mềm đồ họa. Touch ID thay thế thao tác nhập mật khẩu chỉ bằng một cú chạm. Trải nghiệm gõ phím tốt nhất với bàn phím Magic Keyboard. Bộ tản nhiệt với những lá nhôm tản nhiệt tốt, hoạt động êm ái</text:p>
          </table:table-cell>
          <table:table-cell office:value-type="string" table:style-name="ce1">
            <text:p><text:s/>13.3", Retina<text:s/></text:p>
          </table:table-cell>
          <table:table-cell office:value-type="string" table:style-name="ce1">
            <text:p>Apple M1</text:p>
          </table:table-cell>
          <table:table-cell office:value-type="string" table:style-name="ce1">
            <text:p>RAM 16 GB</text:p>
          </table:table-cell>
          <table:table-cell office:value-type="string" table:style-name="ce1">
            <text:p>8 nhân GPU</text:p>
          </table:table-cell>
          <table:table-cell office:value-type="string" table:style-name="ce1">
            <text:p>SSD 1 TB</text:p>
          </table:table-cell>
          <table:table-cell office:value-type="string" table:style-name="ce1">
            <text:p>Khoảng 10 tiếng</text:p>
          </table:table-cell>
          <table:table-cell office:value-type="float" office:value="2" table:style-name="ce1">
            <text:p>2</text:p>
          </table:table-cell>
          <table:table-cell office:value-type="float" office:value="20" table:formula="of:=RANDBETWEEN(20;38)" table:style-name="ce1">
            <text:p>20</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Pro M1 2020</text:p>
          </table:table-cell>
          <table:table-cell office:value-type="string" table:style-name="ce1">
            <text:p>44990000.0</text:p>
          </table:table-cell>
          <table:table-cell office:value-type="string" table:style-name="ce1">
            <text:p>https://cdn.tgdd.vn/Products/Images/44/231255/macbook-pro-m1-2020-gray-600x600.jpg</text:p>
          </table:table-cell>
          <table:table-cell office:value-type="string" table:style-name="ce1">
            <text:p>Bộ vi xử lý Apple M1 8-core cho hiệu năng mạnh mẽ, mượt mà. Màn hình Retina 13 inch hiển thị hình ảnh sắc nét chân thực. Thời lượng pin vượt trội, lướt web liên tục 15 giờ, xem video 18 giờ. GPU tích hợp mạnh mẽ, xử lý mượt mà các phần mềm đồ họa. Touch ID thay thế thao tác nhập mật khẩu chỉ bằng một cú chạm. Trải nghiệm gõ phím tốt nhất với bàn phím Magic Keyboard. Bộ tản nhiệt với những lá nhôm tản nhiệt tốt, hoạt động êm ái</text:p>
          </table:table-cell>
          <table:table-cell office:value-type="string" table:style-name="ce1">
            <text:p><text:s/>13.3", Retina<text:s/></text:p>
          </table:table-cell>
          <table:table-cell office:value-type="string" table:style-name="ce1">
            <text:p>Apple M1</text:p>
          </table:table-cell>
          <table:table-cell office:value-type="string" table:style-name="ce1">
            <text:p>RAM 16 GB</text:p>
          </table:table-cell>
          <table:table-cell office:value-type="string" table:style-name="ce1">
            <text:p>8 nhân GPU</text:p>
          </table:table-cell>
          <table:table-cell office:value-type="string" table:style-name="ce1">
            <text:p>SSD 512 GB</text:p>
          </table:table-cell>
          <table:table-cell office:value-type="string" table:style-name="ce1">
            <text:p>Khoảng 10 tiếng</text:p>
          </table:table-cell>
          <table:table-cell office:value-type="float" office:value="2" table:style-name="ce1">
            <text:p>2</text:p>
          </table:table-cell>
          <table:table-cell office:value-type="float" office:value="28" table:formula="of:=RANDBETWEEN(20;38)" table:style-name="ce1">
            <text:p>28</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Pro M1 2020</text:p>
          </table:table-cell>
          <table:table-cell office:value-type="string" table:style-name="ce1">
            <text:p>39990000.0</text:p>
          </table:table-cell>
          <table:table-cell office:value-type="string" table:style-name="ce1">
            <text:p>https://cdn.tgdd.vn/Products/Images/44/239560/macbook-pro-m1-2020-silver-600x600.jpg</text:p>
          </table:table-cell>
          <table:table-cell office:value-type="string" table:style-name="ce1">
            <text:p>Bộ vi xử lý Apple M1 8-core cho hiệu năng mạnh mẽ, mượt mà. Màn hình Retina 13 inch hiển thị hình ảnh sắc nét chân thực. Thời lượng pin vượt trội, lướt web liên tục 15 giờ, xem video 18 giờ. GPU tích hợp mạnh mẽ, xử lý mượt mà các phần mềm đồ họa. Touch ID thay thế thao tác nhập mật khẩu chỉ bằng một cú chạm. Trải nghiệm gõ phím tốt nhất với bàn phím Magic Keyboard. Bộ tản nhiệt với những lá nhôm tản nhiệt tốt, hoạt động êm ái</text:p>
          </table:table-cell>
          <table:table-cell office:value-type="string" table:style-name="ce1">
            <text:p><text:s/>13.3", Retina<text:s/></text:p>
          </table:table-cell>
          <table:table-cell office:value-type="string" table:style-name="ce1">
            <text:p>Apple M1</text:p>
          </table:table-cell>
          <table:table-cell office:value-type="string" table:style-name="ce1">
            <text:p>RAM 16 GB</text:p>
          </table:table-cell>
          <table:table-cell office:value-type="string" table:style-name="ce1">
            <text:p>8 nhân GPU</text:p>
          </table:table-cell>
          <table:table-cell office:value-type="string" table:style-name="ce1">
            <text:p>SSD 256 GB</text:p>
          </table:table-cell>
          <table:table-cell office:value-type="string" table:style-name="ce1">
            <text:p>Khoảng 10 tiếng</text:p>
          </table:table-cell>
          <table:table-cell office:value-type="float" office:value="2" table:style-name="ce1">
            <text:p>2</text:p>
          </table:table-cell>
          <table:table-cell office:value-type="float" office:value="33" table:formula="of:=RANDBETWEEN(20;38)" table:style-name="ce1">
            <text:p>33</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Pro M1 2020</text:p>
          </table:table-cell>
          <table:table-cell office:value-type="string" table:style-name="ce1">
            <text:p>39990000.0</text:p>
          </table:table-cell>
          <table:table-cell office:value-type="string" table:style-name="ce1">
            <text:p>https://cdn.tgdd.vn/Products/Images/44/231254/macbook-pro-m1-2020-gray-1-600x600.jpg</text:p>
          </table:table-cell>
          <table:table-cell office:value-type="string" table:style-name="ce1">
            <text:p>Bộ vi xử lý Apple M1 8-core cho hiệu năng mạnh mẽ, mượt mà. Màn hình Retina 13 inch hiển thị hình ảnh sắc nét chân thực. Thời lượng pin vượt trội, lướt web liên tục 15 giờ, xem video 18 giờ. GPU tích hợp mạnh mẽ, xử lý mượt mà các phần mềm đồ họa. Touch ID thay thế thao tác nhập mật khẩu chỉ bằng một cú chạm. Trải nghiệm gõ phím tốt nhất với bàn phím Magic Keyboard. Bộ tản nhiệt với những lá nhôm tản nhiệt tốt, hoạt động êm ái</text:p>
          </table:table-cell>
          <table:table-cell office:value-type="string" table:style-name="ce1">
            <text:p><text:s/>13.3", Retina<text:s/></text:p>
          </table:table-cell>
          <table:table-cell office:value-type="string" table:style-name="ce1">
            <text:p>Apple M1</text:p>
          </table:table-cell>
          <table:table-cell office:value-type="string" table:style-name="ce1">
            <text:p>RAM 8 GB</text:p>
          </table:table-cell>
          <table:table-cell office:value-type="string" table:style-name="ce1">
            <text:p>8 nhân GPU</text:p>
          </table:table-cell>
          <table:table-cell office:value-type="string" table:style-name="ce1">
            <text:p>SSD 512 GB</text:p>
          </table:table-cell>
          <table:table-cell office:value-type="string" table:style-name="ce1">
            <text:p>Khoảng 10 tiếng</text:p>
          </table:table-cell>
          <table:table-cell office:value-type="float" office:value="2" table:style-name="ce1">
            <text:p>2</text:p>
          </table:table-cell>
          <table:table-cell office:value-type="float" office:value="21" table:formula="of:=RANDBETWEEN(20;38)" table:style-name="ce1">
            <text:p>2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Air M1 2020 7-core GPU</text:p>
          </table:table-cell>
          <table:table-cell office:value-type="string" table:style-name="ce1">
            <text:p>39490000.0</text:p>
          </table:table-cell>
          <table:table-cell office:value-type="string" table:style-name="ce1">
            <text:p>https://cdn.tgdd.vn/Products/Images/44/243952/apple-macbook-air-m1-2020-z12a00050-600x600.jpg</text:p>
          </table:table-cell>
          <table:table-cell office:value-type="string" table:style-name="ce1">
            <text:p>Bộ vi xử lý Apple M1 8-core cho hiệu năng mạnh mẽ, mượt mà. Màn hình Retina 13 inch hiển thị hình ảnh sắc nét chân thực. Thời lượng pin vượt trội, lướt web liên tục 15 giờ, xem video 18 giờ. GPU tích hợp mạnh mẽ, xử lý mượt mà các phần mềm đồ họa. Touch ID thay thế thao tác nhập mật khẩu chỉ bằng một cú chạm. Trải nghiệm gõ phím tốt nhất với bàn phím Magic Keyboard. Bộ tản nhiệt với những lá nhôm tản nhiệt tốt, hoạt động êm ái</text:p>
          </table:table-cell>
          <table:table-cell office:value-type="string" table:style-name="ce1">
            <text:p><text:s/>13.3", Retina<text:s/></text:p>
          </table:table-cell>
          <table:table-cell office:value-type="string" table:style-name="ce1">
            <text:p>Apple M1</text:p>
          </table:table-cell>
          <table:table-cell office:value-type="string" table:style-name="ce1">
            <text:p>RAM 16 GB</text:p>
          </table:table-cell>
          <table:table-cell office:value-type="string" table:style-name="ce1">
            <text:p>7 nhân GPU</text:p>
          </table:table-cell>
          <table:table-cell office:value-type="string" table:style-name="ce1">
            <text:p>SSD 512 GB</text:p>
          </table:table-cell>
          <table:table-cell office:value-type="string" table:style-name="ce1">
            <text:p>Khoảng 10 tiếng</text:p>
          </table:table-cell>
          <table:table-cell office:value-type="float" office:value="2" table:style-name="ce1">
            <text:p>2</text:p>
          </table:table-cell>
          <table:table-cell office:value-type="float" office:value="20" table:formula="of:=RANDBETWEEN(20;38)" table:style-name="ce1">
            <text:p>20</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Air M1 2020 7-core GPU</text:p>
          </table:table-cell>
          <table:table-cell office:value-type="string" table:style-name="ce1">
            <text:p>33990000.0</text:p>
          </table:table-cell>
          <table:table-cell office:value-type="string" table:style-name="ce1">
            <text:p>https://cdn.tgdd.vn/Products/Images/44/239552/macbook-air-m1-2020-gray-600x600.jpg</text:p>
          </table:table-cell>
          <table:table-cell office:value-type="string" table:style-name="ce1">
            <text:p>Bộ vi xử lý Apple M1 8-core cho hiệu năng mạnh mẽ, mượt mà. Màn hình Retina 13 inch hiển thị hình ảnh sắc nét chân thực. Thời lượng pin vượt trội, lướt web liên tục 15 giờ, xem video 18 giờ. GPU tích hợp mạnh mẽ, xử lý mượt mà các phần mềm đồ họa. Touch ID thay thế thao tác nhập mật khẩu chỉ bằng một cú chạm. Trải nghiệm gõ phím tốt nhất với bàn phím Magic Keyboard. Bộ tản nhiệt với những lá nhôm tản nhiệt tốt, hoạt động êm ái</text:p>
          </table:table-cell>
          <table:table-cell office:value-type="string" table:style-name="ce1">
            <text:p><text:s/>13.3", Retina<text:s/></text:p>
          </table:table-cell>
          <table:table-cell office:value-type="string" table:style-name="ce1">
            <text:p>Apple M1</text:p>
          </table:table-cell>
          <table:table-cell office:value-type="string" table:style-name="ce1">
            <text:p>RAM 16 GB</text:p>
          </table:table-cell>
          <table:table-cell office:value-type="string" table:style-name="ce1">
            <text:p>7 nhân GPU</text:p>
          </table:table-cell>
          <table:table-cell office:value-type="string" table:style-name="ce1">
            <text:p>SSD 256 GB</text:p>
          </table:table-cell>
          <table:table-cell office:value-type="string" table:style-name="ce1">
            <text:p>Khoảng 10 tiếng</text:p>
          </table:table-cell>
          <table:table-cell office:value-type="float" office:value="2" table:style-name="ce1">
            <text:p>2</text:p>
          </table:table-cell>
          <table:table-cell office:value-type="float" office:value="23" table:formula="of:=RANDBETWEEN(20;38)" table:style-name="ce1">
            <text:p>23</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Air M1 2020 7-core GPU</text:p>
          </table:table-cell>
          <table:table-cell office:value-type="string" table:style-name="ce1">
            <text:p>28990000.0</text:p>
          </table:table-cell>
          <table:table-cell office:value-type="string" table:style-name="ce1">
            <text:p>https://cdn.tgdd.vn/Products/Images/44/231244/macbook-air-m1-2020-gray-600x600.jpg</text:p>
          </table:table-cell>
          <table:table-cell office:value-type="string" table:style-name="ce1">
            <text:p>Bộ vi xử lý Apple M1 8-core cho hiệu năng mạnh mẽ, mượt mà. Màn hình Retina 13 inch hiển thị hình ảnh sắc nét chân thực. Thời lượng pin vượt trội, lướt web liên tục 15 giờ, xem video 18 giờ. GPU tích hợp mạnh mẽ, xử lý mượt mà các phần mềm đồ họa. Touch ID thay thế thao tác nhập mật khẩu chỉ bằng một cú chạm. Trải nghiệm gõ phím tốt nhất với bàn phím Magic Keyboard. Bộ tản nhiệt với những lá nhôm tản nhiệt tốt, hoạt động êm ái</text:p>
          </table:table-cell>
          <table:table-cell office:value-type="string" table:style-name="ce1">
            <text:p><text:s/>13.3", Retina<text:s/></text:p>
          </table:table-cell>
          <table:table-cell office:value-type="string" table:style-name="ce1">
            <text:p>Apple M1</text:p>
          </table:table-cell>
          <table:table-cell office:value-type="string" table:style-name="ce1">
            <text:p>RAM 8 GB</text:p>
          </table:table-cell>
          <table:table-cell office:value-type="string" table:style-name="ce1">
            <text:p>7 nhân GPU</text:p>
          </table:table-cell>
          <table:table-cell office:value-type="string" table:style-name="ce1">
            <text:p>SSD 256 GB</text:p>
          </table:table-cell>
          <table:table-cell office:value-type="string" table:style-name="ce1">
            <text:p>Khoảng 10 tiếng</text:p>
          </table:table-cell>
          <table:table-cell office:value-type="float" office:value="2" table:style-name="ce1">
            <text:p>2</text:p>
          </table:table-cell>
          <table:table-cell office:value-type="float" office:value="38" table:formula="of:=RANDBETWEEN(20;38)" table:style-name="ce1">
            <text:p>38</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number-rows-repeated="104856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527</meta:generator>
    <meta:initial-creator>Apache POI</meta:initial-creator>
    <dc:creator>NGOC BAU</dc:creator>
    <meta:creation-date>2021-11-27T15:41:21Z</meta:creation-date>
    <dc:date>2021-11-28T04:14:20Z</dc:date>
  </office:meta>
</office:document-meta>
</file>